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" svg:font-family="'Lohit Hindi'" style:font-pitch="variable"/>
    <style:font-face style:name="AR PL UMing TW" svg:font-family="'AR PL UMing TW'" style:font-family-generic="roman" style:font-pitch="variable"/>
    <style:font-face style:name="新細明體" svg:font-family="新細明體" style:font-family-generic="roman" style:font-pitch="variable"/>
    <style:font-face style:name="文泉驛微米黑" svg:font-family="文泉驛微米黑" style:font-family-generic="swiss" style:font-pitch="variable"/>
    <style:font-face style:name="Lohit Hindi1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style:style style:name="P5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周易哲學</text:h>
      <text:h text:style-name="P4" text:outline-level="2">作業七</text:h>
      <text:p text:style-name="Standard"/>
      <text:p text:style-name="P1">R01922024</text:p>
      <text:p text:style-name="P1">資訊工程學系　碩士班一年級　李卿澄</text:p>
      <text:p text:style-name="P1"/>
      <text:p text:style-name="P2"/>
      <text:p text:style-name="P2">大畜，利貞，不家食吉，利涉大川。</text:p>
      <text:p text:style-name="P2"/>
      <text:p text:style-name="P2">初九：有厲利己。</text:p>
      <text:p text:style-name="P2">九二：輿說輹。</text:p>
      <text:p text:style-name="P2">九三：良馬逐，利艱貞。日閉輿衡，利有悠往。</text:p>
      <text:p text:style-name="P2">六四：童牛之牿，元吉。</text:p>
      <text:p text:style-name="P2">六五：豶豕之牙，吉。</text:p>
      <text:p text:style-name="P2">上九：何天之衢，亨。</text:p>
      <text:p text:style-name="P2"/>
      <text:p text:style-name="P2">大畜卦上為艮，下為乾。艮代表山，乾代表天，天應向上但遭遇了一座山的阻擋，剛健的君子在前進的道路上遭到遏止，是為了讓君子能夠機發出更大的能量以擔大任。換個角度來看，若要前進，則必須跨越此高山，而有能力跨越高山者，才是經過試煉足以擔大任者。</text:p>
      <text:p text:style-name="P2"/>
      <text:p text:style-name="P2">初九當位，與六四應，有上面的人制止之，故不犯災也。九二雖居中位，但仍然不賦予大權，以車身與車軸分離喻之。九三當位，因此開始處理任務，利有攸往。六四亦當位並與初九相應，給予初九限制以防出事始而得吉。六五與九二相應，化民柔順，吉。上九剛健之氣已經貫通，像是已經翻越了高山，暢行無阻，所以亨通。</text:p>
      <text:p text:style-name="P2"/>
      <text:p text:style-name="P2">此卦就如老師上課時所提到的孟子中有提到天將降大任於君子之時，必先苦其心志、勞其筋骨、餓其體膚、空乏其身、行拂亂其所為，所以動心忍性，增益其所不能使之能擔大任，是現在掌握大局者培養接班人、接班候選人們接受考驗並一步一步通過考驗成為接班人的過程。</text:p>
      <text:p text:style-name="P2"/>
      <text:p text:style-name="P2">面對挫折，覺得險阻重重時聽聞此卦又搭配一下孟子那幾句，又會覺得再次充滿戰鬥力，是天要降大任，正在磨練我們使我們可以學習、承擔，我想也不是人人都有機會可以面對這樣的挑戰，這樣一想心情就好上了許多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Lohit Hindi" svg:font-family="'Lohit Hindi'" style:font-pitch="variable"/>
    <style:font-face style:name="AR PL UMing TW" svg:font-family="'AR PL UMing TW'" style:font-family-generic="roman" style:font-pitch="variable"/>
    <style:font-face style:name="新細明體" svg:font-family="新細明體" style:font-family-generic="roman" style:font-pitch="variable"/>
    <style:font-face style:name="文泉驛微米黑" svg:font-family="文泉驛微米黑" style:font-family-generic="swiss" style:font-pitch="variable"/>
    <style:font-face style:name="Lohit Hindi1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TW" fo:font-size="12pt" fo:language="en" fo:country="US" style:letter-kerning="true" style:font-name-asian="文泉驛微米黑1" style:font-size-asian="10.5pt" style:language-asian="zh" style:country-asian="TW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" fo:font-size="14pt" style:font-name-asian="文泉驛微米黑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3f__3f_" style:display-name="??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0808" style:text-outline="false" style:text-line-through-style="none" style:font-name="新細明體" fo:font-size="18pt" fo:font-style="normal" fo:text-shadow="none" style:text-underline-style="none" fo:font-weight="normal" style:font-name-asian="新細明體" style:font-size-asian="18pt" style:font-style-asian="normal" style:font-weight-asian="normal" style:font-name-complex="新細明體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paragraph" style:parent-style-name="_3f__3f_"/>
    <style:style style:name="WW-_3f__3f__3f__3f__3f__3f_" style:display-name="WW-??????" style:family="paragraph" style:parent-style-name="_3f__3f_"/>
    <style:style style:name="WW-_3f__3f__3f__3f__3f__3f_1" style:display-name="WW-??????1" style:family="paragraph" style:parent-style-name="_3f__3f_"/>
    <style:style style:name="WW-_3f__3f_" style:display-name="WW-??" style:family="paragraph" style:parent-style-name="_3f__3f_"/>
    <style:style style:name="WW-_3f__3f_1" style:display-name="WW-??1" style:family="paragraph" style:parent-style-name="_3f__3f_"/>
    <style:style style:name="WW-_3f__3f__3f__3f__3f__3f_12" style:display-name="WW-??????12" style:family="paragraph" style:parent-style-name="_3f__3f_"/>
    <style:style style:name="WW-_3f__3f__3f__3f__3f__3f_123" style:display-name="WW-??????123" style:family="paragraph" style:parent-style-name="_3f__3f_">
      <style:paragraph-properties fo:margin="100%" fo:margin-left="0cm" fo:margin-right="0cm" fo:margin-top="0cm" fo:margin-bottom="0cm" fo:text-indent="0.6cm" style:auto-text-indent="false"/>
    </style:style>
    <style:style style:name="WW-_3f__3f_12" style:display-name="WW-??12" style:family="paragraph" style:parent-style-name="_3f__3f_"/>
    <style:style style:name="_3f__3f__20_1" style:display-name="?? 1" style:family="paragraph" style:parent-style-name="_3f__3f_">
      <style:paragraph-properties fo:text-align="center" style:justify-single-word="false"/>
    </style:style>
    <style:style style:name="_3f__3f__20_2" style:display-name="?? 2" style:family="paragraph" style:parent-style-name="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_3f__3f__3f_" style:display-name="???" style:family="paragraph" style:parent-style-name="_3f__3f_">
      <style:paragraph-properties fo:margin-top="0.42cm" fo:margin-bottom="0.21cm"/>
    </style:style>
    <style:style style:name="_3f__3f__3f__20_1" style:display-name="??? 1" style:family="paragraph" style:parent-style-name="_3f__3f_">
      <style:paragraph-properties fo:margin-top="0.42cm" fo:margin-bottom="0.21cm"/>
    </style:style>
    <style:style style:name="_3f__3f__3f__20_2" style:display-name="??? 2" style:family="paragraph" style:parent-style-name="_3f__3f_">
      <style:paragraph-properties fo:margin-top="0.42cm" fo:margin-bottom="0.21cm"/>
    </style:style>
    <style:style style:name="WW-_3f__3f__3f_" style:display-name="WW-???" style:family="paragraph" style:parent-style-name="_3f__3f_"/>
    <style:style style:name="_3f__3f__7e_LT_7e_Gliederung_20_1" style:display-name="??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paragraph" style:parent-style-name="_3f__3f_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_3f__3f__7e_LT_7e_Gliederung_20_3" style:display-name="??~LT~Gliederung 3" style:family="paragraph" style:parent-style-name="_3f__3f_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_3f__3f__7e_LT_7e_Gliederung_20_4" style:display-name="??~LT~Gliederung 4" style:family="paragraph" style:parent-style-name="_3f__3f_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_3f__3f__7e_LT_7e_Gliederung_20_5" style:display-name="??~LT~Gliederung 5" style:family="paragraph" style:parent-style-name="_3f__3f_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_3f__3f__7e_LT_7e_Gliederung_20_6" style:display-name="??~LT~Gliederung 6" style:family="paragraph" style:parent-style-name="_3f__3f__7e_LT_7e_Gliederung_20_5"/>
    <style:style style:name="_3f__3f__7e_LT_7e_Gliederung_20_7" style:display-name="??~LT~Gliederung 7" style:family="paragraph" style:parent-style-name="_3f__3f__7e_LT_7e_Gliederung_20_6"/>
    <style:style style:name="_3f__3f__7e_LT_7e_Gliederung_20_8" style:display-name="??~LT~Gliederung 8" style:family="paragraph" style:parent-style-name="_3f__3f__7e_LT_7e_Gliederung_20_7"/>
    <style:style style:name="_3f__3f__7e_LT_7e_Gliederung_20_9" style:display-name="??~LT~Gliederung 9" style:family="paragraph" style:parent-style-name="_3f__3f__7e_LT_7e_Gliederung_20_8"/>
    <style:style style:name="_3f__3f__7e_LT_7e_Titel" style:display-name="??~LT~Titel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9ac" style:text-outline="false" style:text-line-through-style="none" style:font-name="新細明體" fo:font-size="44pt" fo:font-style="normal" fo:text-shadow="none" style:text-underline-style="none" fo:font-weight="normal" style:font-name-asian="新細明體" style:font-size-asian="44pt" style:font-style-asian="normal" style:font-weight-asian="normal" style:font-name-complex="新細明體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name-complex="新細明體" style:font-size-complex="12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新細明體" fo:font-size="18pt" fo:font-style="normal" fo:text-shadow="none" style:text-underline-style="none" fo:font-weight="normal" style:font-name-asian="新細明體" style:font-size-asian="18pt" style:font-style-asian="normal" style:font-weight-asian="normal" style:font-name-complex="新細明體" style:font-size-complex="18pt" style:font-style-complex="normal" style:font-weight-complex="normal"/>
    </style:style>
    <style:style style:name="_3f__3f__7e_LT_7e_Hintergrund" style:display-name="??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123" style:display-name="WW-??123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9ac" style:text-outline="false" style:text-line-through-style="none" style:font-name="新細明體" fo:font-size="44pt" fo:font-style="normal" fo:text-shadow="none" style:text-underline-style="none" fo:font-weight="normal" style:font-name-asian="新細明體" style:font-size-asian="44pt" style:font-style-asian="normal" style:font-weight-asian="normal" style:font-name-complex="新細明體" style:font-size-complex="44pt" style:font-style-complex="normal" style:font-weight-complex="normal" style:text-emphasize="none" style:text-overline-style="none" style:text-overline-color="font-color"/>
    </style:style>
    <style:style style:name="WW-_3f__3f__3f_1" style:display-name="WW-???1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新細明體" fo:font-size="18pt" fo:font-style="normal" fo:text-shadow="none" style:text-underline-style="none" fo:font-weight="normal" style:font-name-asian="新細明體" style:font-size-asian="18pt" style:font-style-asian="normal" style:font-weight-asian="normal" style:font-name-complex="新細明體" style:font-size-complex="18pt" style:font-style-complex="normal" style:font-weight-complex="normal"/>
    </style:style>
    <style:style style:name="WW-_3f__3f_1234" style:display-name="WW-??1234" style:family="paragraph">
      <style:paragraph-properties fo:text-align="center" style:justify-single-word="false" style:text-autospace="none"/>
    </style:style>
    <style:style style:name="WW-_3f__3f_12345" style:display-name="WW-??12345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name-complex="新細明體" style:font-size-complex="12pt" style:font-style-complex="normal" style:font-weight-complex="normal" style:text-emphasize="none" style:text-overline-style="none" style:text-overline-color="font-color"/>
    </style:style>
    <style:style style:name="WW-_3f__3f__20_1" style:display-name="WW-??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WW-_3f__3f__20_2" style:display-name="WW-?? 2" style:family="paragraph" style:parent-style-name="WW-_3f__3f_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_3f__3f__20_3" style:display-name="?? 3" style:family="paragraph" style:parent-style-name="WW-_3f__3f_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_3f__3f__20_4" style:display-name="?? 4" style:family="paragraph" style:parent-style-name="_3f__3f_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_3f__3f__20_5" style:display-name="?? 5" style:family="paragraph" style:parent-style-name="_3f__3f_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_3f__3f__20_6" style:display-name="?? 6" style:family="paragraph" style:parent-style-name="_3f__3f__20_5"/>
    <style:style style:name="_3f__3f__20_7" style:display-name="?? 7" style:family="paragraph" style:parent-style-name="_3f__3f__20_6"/>
    <style:style style:name="_3f__3f__20_8" style:display-name="?? 8" style:family="paragraph" style:parent-style-name="_3f__3f__20_7"/>
    <style:style style:name="_3f__3f__20_9" style:display-name="?? 9" style:family="paragraph" style:parent-style-name="_3f__3f__20_8"/>
    <style:style style:name="_3f__3f_1_7e_LT_7e_Gliederung_20_1" style:display-name="??1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letter-kerning="true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_3f__3f_1_7e_LT_7e_Gliederung_20_2" style:display-name="??1~LT~Gliederung 2" style:family="paragraph" style:parent-style-name="_3f__3f_1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_3f__3f_1_7e_LT_7e_Gliederung_20_3" style:display-name="??1~LT~Gliederung 3" style:family="paragraph" style:parent-style-name="_3f__3f_1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_3f__3f_1_7e_LT_7e_Gliederung_20_4" style:display-name="??1~LT~Gliederung 4" style:family="paragraph" style:parent-style-name="_3f__3f_1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_3f__3f_1_7e_LT_7e_Gliederung_20_5" style:display-name="??1~LT~Gliederung 5" style:family="paragraph" style:parent-style-name="_3f__3f_1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_3f__3f_1_7e_LT_7e_Gliederung_20_6" style:display-name="??1~LT~Gliederung 6" style:family="paragraph" style:parent-style-name="_3f__3f_1_7e_LT_7e_Gliederung_20_5"/>
    <style:style style:name="_3f__3f_1_7e_LT_7e_Gliederung_20_7" style:display-name="??1~LT~Gliederung 7" style:family="paragraph" style:parent-style-name="_3f__3f_1_7e_LT_7e_Gliederung_20_6"/>
    <style:style style:name="_3f__3f_1_7e_LT_7e_Gliederung_20_8" style:display-name="??1~LT~Gliederung 8" style:family="paragraph" style:parent-style-name="_3f__3f_1_7e_LT_7e_Gliederung_20_7"/>
    <style:style style:name="_3f__3f_1_7e_LT_7e_Gliederung_20_9" style:display-name="??1~LT~Gliederung 9" style:family="paragraph" style:parent-style-name="_3f__3f_1_7e_LT_7e_Gliederung_20_8"/>
    <style:style style:name="_3f__3f_1_7e_LT_7e_Titel" style:display-name="??1~LT~Titel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9ac" style:text-outline="false" style:text-line-through-style="none" style:font-name="新細明體" fo:font-size="44pt" fo:font-style="normal" fo:text-shadow="none" style:text-underline-style="none" fo:font-weight="normal" style:letter-kerning="true" style:font-name-asian="新細明體" style:font-size-asian="44pt" style:font-style-asian="normal" style:font-weight-asian="normal" style:font-name-complex="新細明體" style:font-size-complex="44pt" style:font-style-complex="normal" style:font-weight-complex="normal" style:text-emphasize="none" style:text-overline-style="none" style:text-overline-color="font-color"/>
    </style:style>
    <style:style style:name="_3f__3f_1_7e_LT_7e_Untertitel" style:display-name="??1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letter-kerning="true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_3f__3f_1_7e_LT_7e_Notizen" style:display-name="??1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新細明體" fo:font-size="12pt" fo:font-style="normal" fo:text-shadow="none" style:text-underline-style="none" fo:font-weight="normal" style:letter-kerning="true" style:font-name-asian="新細明體" style:font-size-asian="12pt" style:font-style-asian="normal" style:font-weight-asian="normal" style:font-name-complex="新細明體" style:font-size-complex="12pt" style:font-style-complex="normal" style:font-weight-complex="normal" style:text-emphasize="none" style:text-overline-style="none" style:text-overline-color="font-color"/>
    </style:style>
    <style:style style:name="_3f__3f_1_7e_LT_7e_Hintergrundobjekte" style:display-name="??1~LT~Hintergrundobjekte" style:family="paragraph">
      <style:paragraph-properties style:text-autospace="none"/>
      <style:text-properties style:letter-kerning="true"/>
    </style:style>
    <style:style style:name="_3f__3f_1_7e_LT_7e_Hintergrund" style:display-name="??1~LT~Hintergrund" style:family="paragraph">
      <style:paragraph-properties fo:text-align="center" style:justify-single-word="false" style:text-autospac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2-10-10T17:23:59</meta:creation-date>
    <dc:date>2012-11-28T09:11:38</dc:date>
    <meta:editing-duration>PT3H30M34S</meta:editing-duration>
    <meta:editing-cycles>27</meta:editing-cycles>
    <meta:generator>LibreOffice/3.5$Linux_X86_64 LibreOffice_project/350m1$Build-2</meta:generator>
    <meta:document-statistic meta:table-count="0" meta:image-count="0" meta:object-count="0" meta:page-count="1" meta:paragraph-count="15" meta:word-count="355" meta:character-count="596" meta:non-whitespace-character-count="594"/>
  </office:meta>
</office:document-meta>
</file>